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682d" officeooo:paragraph-rsid="0012682d"/>
    </style:style>
    <style:style style:name="P2" style:family="paragraph" style:parent-style-name="Standard">
      <style:text-properties officeooo:paragraph-rsid="0013a3f7"/>
    </style:style>
    <style:style style:name="P3" style:family="paragraph" style:parent-style-name="Standard">
      <style:text-properties officeooo:rsid="0014e6c1" officeooo:paragraph-rsid="0014e6c1"/>
    </style:style>
    <style:style style:name="P4" style:family="paragraph" style:parent-style-name="Standard">
      <style:text-properties officeooo:paragraph-rsid="0016a8e8"/>
    </style:style>
    <style:style style:name="P5" style:family="paragraph" style:parent-style-name="Standard">
      <style:text-properties officeooo:rsid="00177030" officeooo:paragraph-rsid="00177030"/>
    </style:style>
    <style:style style:name="T1" style:family="text">
      <style:text-properties officeooo:rsid="0013a3f7"/>
    </style:style>
    <style:style style:name="T2" style:family="text">
      <style:text-properties officeooo:rsid="0016a8e8"/>
    </style:style>
    <style:style style:name="T3" style:family="text">
      <style:text-properties officeooo:rsid="00177030"/>
    </style:style>
    <style:style style:name="T4" style:family="text">
      <style:text-properties officeooo:rsid="001954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tuacion problemática</text:p>
      <text:p text:style-name="P1"/>
      <text:p text:style-name="P2"><text:span text:style-name="T1">En Bolivia,en los ultimos 5 </text:span><text:span text:style-name="Emphasis">años</text:span><text:span text:style-name="T1"> el sector economico de servicios de belleza ha aumentado un 80%.En el <text:s/></text:span><text:span text:style-name="Emphasis"><text:span text:style-name="T1">año 2010 existian tan solo 100 empresas registradas bajo la funcion economica de servicios de belleza. Actualmente, existen mas de 1000 empresas registradas bajo la mencionada funcion economica</text:span></text:span><text:span text:style-name="T1">.A su vez, el desarrollo tecnologico y el uso de telefonos inteligentes ha aumentado, siendo utilizados para facilitar la vida de las personas en las tareas mas contidianas, como pedir comida, pedir un taxi. Sin embargo, en el sector de los salones de belleza no existe una alternativa para que las personas puedan facilmente ver los salones de belleza a su alrededor, sus servicios y realizar una reserva. Por lo cual las personas les resulta complicado realizar una reserva, esperan horas y no pueden ver sus alternativas. <text:s text:c="2"/>A su vez, los salones de belleza no cuentan con herramientas eficaces para poder gestionar sus clientes, reservas,finanzas y personal.</text:span></text:p>
      <text:p text:style-name="P2"/>
      <text:p text:style-name="P3">Muchos salones de belleza han optado por metodos de reserva a traves de las redes sociales (Facebook, Whatss<text:span text:style-name="T3">a</text:span>app). Sin embargo, los problemas al gestionar las reservas continuan , al hacer el trabajo demasiado pesado para juntar y cruzar la informacion de los clientes, generando <text:span text:style-name="T2">cruce de horarios, clientes no atendidos y exahustivas reservas por parte de los clientes.</text:span></text:p>
      <text:p text:style-name="P3"/>
      <text:p text:style-name="P4"><text:span text:style-name="T2">En Argentina existe la empresa “Reserva tu turno” la cual desarrollo una aplicación para telefonos inteligentes, donde</text:span> los usuarios puedan reservar 24 horas los 7 días de la semana, descubrir nuevos lugares según sus preferencias o geolocalización, acceder a beneficios y descuentos exclusivos.</text:p>
      <text:p text:style-name="P5">Fue lanzada en 2014 y tuvo muy buena aceptacion en el mercado contando ahora con , 100 mil usuarios registrados.</text:p>
      <text:p text:style-name="P5"/>
      <text:p text:style-name="P5">En Bolivia <text:span text:style-name="T4">la</text:span> empresa Wonoma , que tambien ofrece una aplicación para poder realizar reservas y gestionar todo el proceso de las Barberias <text:span text:style-name="T4">ha incursado en el mercado</text:span>.<text:span text:style-name="T4">Sin embargo, esta orientado mas hacia salones de belleza femeninos, dejando de lado el 50 % del mercado que son las Barberias masculinas de lado y debido a su alto costo para los salones de belleza 900 Bs mensaul (casi la mitad de un salario minimo en Bolivia ) tan solo cuenta con 5 salones registrados a nivel nacional.</text:span></text:p>
      <text:p text:style-name="P3"/>
      <text:p text:style-name="P3">Es necesario <text:span text:style-name="T2">plantear una soluciona este problema , para asi poder mejorar la experiencia de las personas al ver opciones y realizar reservas para ir a un salon de belleza. A su vez , aumentar el trafico de los salones y su rentabilidad , y administrar todo su salon a un precio accesible.</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22:10:54.328452928</meta:creation-date>
    <dc:date>2019-08-30T07:27:42.403274194</dc:date>
    <meta:editing-duration>PT9M52S</meta:editing-duration>
    <meta:editing-cycles>2</meta:editing-cycles>
    <meta:generator>LibreOffice/6.2.6.2$Linux_X86_64 LibreOffice_project/20$Build-2</meta:generator>
    <meta:document-statistic meta:table-count="0" meta:image-count="0" meta:object-count="0" meta:page-count="1" meta:paragraph-count="7" meta:word-count="414" meta:character-count="2532" meta:non-whitespace-character-count="2122"/>
  </office:meta>
</office:document-meta>
</file>